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8-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8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es para acondicionamiento de las áreas de Recepción, Recursos Humanos y Dirección de Control de la Administración Descentralizada pertenecientes a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2, :</text:p>
      <text:p text:style-name="P11"/>
      <text:p text:style-name="P11">- MADERERA MONAGAS,C.A, RIF: J-0800379-6, por un monto de Bs. 82.501,11, ubicada en Av. Raul Leoni Galpon Maderera Monagas, Sector Bajo Guarapiche. Maturin Monagas, MATURIN ESTADO MONAGAS
<text:line-break/>
<text:line-break/></text:p>
      <text:p text:style-name="P11"/>
      <text:p text:style-name="P5"><text:span text:style-name="T21">En Maturín, a los </text:span><text:span text:style-name="Fuente_20_de_20_párrafo_20_predeter."><text:span text:style-name="T17"><text:s/>nueve (09)</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